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91cm" fo:margin-left="0cm" fo:margin-top="0cm" fo:margin-bottom="0cm" table:align="left" style:writing-mode="lr-tb"/>
    </style:style>
    <style:style style:name="Table1.A" style:family="table-column">
      <style:table-column-properties style:column-width="1.776cm"/>
    </style:style>
    <style:style style:name="Table1.B" style:family="table-column">
      <style:table-column-properties style:column-width="6.313cm"/>
    </style:style>
    <style:style style:name="Table1.C" style:family="table-column">
      <style:table-column-properties style:column-width="4.494cm"/>
    </style:style>
    <style:style style:name="Table1.D" style:family="table-column">
      <style:table-column-properties style:column-width="4.3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776cm" fo:keep-together="auto"/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rsid="000ce38e" officeooo:paragraph-rsid="000ce38e" style:font-size-asian="12pt" style:font-weight-asian="bold" style:font-name-complex="Times New Roman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ce38e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ce38e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officeooo:rsid="000eb036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ce38e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bold" officeooo:rsid="000ce38e" style:font-size-asian="12pt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/>
      <text:p text:style-name="P2"/>
      <text:p text:style-name="P2"/>
      <text:p text:style-name="P2"/>
      <text:p text:style-name="P4"><text:span text:style-name="T1">Nomination Detail</text:span></text:p>
      <text:p text:style-name="P5"><text:span text:style-name="T5">I, </text:span><text:span text:style-name="T7">PRAVEEN</text:span><text:span text:style-name="T5"> hereby nominate the below mentioned individual/s as my nominee/s who will be eligible to receive all my dues from the organisation, in the event of my demise during my tenure with Rave Technologies India Pvt. Ltd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1">Sr.No.</text:span></text:p>
          </table:table-cell>
          <table:table-cell table:style-name="Table1.A1" office:value-type="string">
            <text:p text:style-name="P6"><text:span text:style-name="T1">Nominee Name</text:span></text:p>
          </table:table-cell>
          <table:table-cell table:style-name="Table1.A1" office:value-type="string">
            <text:p text:style-name="P6"><text:span text:style-name="T1">Relationship with the employee</text:span></text:p>
          </table:table-cell>
          <table:table-cell table:style-name="Table1.A1" office:value-type="string">
            <text:p text:style-name="P6"><text:span text:style-name="T1">Contact details of the Nominee</text:span></text:p>
          </table:table-cell>
        </table:table-row>
        <table:table-row table:style-name="Table1.2">
          <table:table-cell table:style-name="Table1.A1" office:value-type="string">
            <text:p text:style-name="P8">1.</text:p>
          </table:table-cell>
          <table:table-cell table:style-name="Table1.A1" office:value-type="string">
            <text:p text:style-name="P8">PUSHPAVATHI</text:p>
          </table:table-cell>
          <table:table-cell table:style-name="Table1.A1" office:value-type="string">
            <text:p text:style-name="P8">MOTHER</text:p>
          </table:table-cell>
          <table:table-cell table:style-name="Table1.A1" office:value-type="string">
            <text:p text:style-name="P8">9448768513/9611644665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2"/>
      <text:p text:style-name="Standard"><text:span text:style-name="T1">Note:</text:span><text:span text:style-name="T5">To update your nomination details, please feel free to connect with the HR Team.</text:span></text:p>
      <text:p text:style-name="P3"/>
      <text:p text:style-name="Standard"><text:span text:style-name="T1">Sign: </text:span><text:span text:style-name="T2">PRAVEEN</text:span><text:span text:style-name="T1"> <text:s text:c="88"/>Date: </text:span><text:span text:style-name="T2">16-12-2020</text:span></text:p>
      <text:p text:style-name="P1"><text:bookmark text:name="_GoBack"/></text:p>
      <text:p text:style-name="Standard"><text:span text:style-name="T1">Employee Code: </text:span><text:span text:style-name="T2">P2926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usha.date</meta:initial-creator>
    <meta:editing-cycles>26</meta:editing-cycles>
    <meta:creation-date>2019-05-10T10:23:00</meta:creation-date>
    <dc:date>2020-12-16T16:27:52.631000000</dc:date>
    <meta:editing-duration>PT29M40S</meta:editing-duration>
    <meta:generator>LibreOffice/6.3.3.2$Windows_X86_64 LibreOffice_project/a64200df03143b798afd1ec74a12ab50359878ed</meta:generator>
    <meta:document-statistic meta:table-count="1" meta:image-count="0" meta:object-count="0" meta:page-count="1" meta:paragraph-count="13" meta:word-count="77" meta:character-count="582" meta:non-whitespace-character-count="4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